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354.56pt"/>
    </style:style>
    <style:style style:name="co13" style:family="table-column">
      <style:table-column-properties fo:break-before="auto" style:column-width="225.64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26.45pt"/>
    </style:style>
    <style:style style:name="co16" style:family="table-column">
      <style:table-column-properties fo:break-before="auto" style:column-width="97.51pt"/>
    </style:style>
    <style:style style:name="co17" style:family="table-column">
      <style:table-column-properties fo:break-before="auto" style:column-width="16.44pt"/>
    </style:style>
    <style:style style:name="co18" style:family="table-column">
      <style:table-column-properties fo:break-before="auto" style:column-width="112.96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241.06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fff200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hiteMarsh18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-group table:display="false">
          <table:table-column table:style-name="co5" table:visibility="collapse" table:default-cell-style-name="Default"/>
          <table:table-column table:style-name="co6" table:visibility="collapse" table:default-cell-style-name="Default"/>
          <table:table-column table:style-name="co7" table:visibility="collapse" table:default-cell-style-name="Default"/>
          <table:table-column table:style-name="co8" table:visibility="collapse" table:default-cell-style-name="Default"/>
          <table:table-column table:style-name="co9" table:visibility="collapse" table:default-cell-style-name="Default"/>
        </table:table-column-group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1001" table:default-cell-style-name="Default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dcterms:identifier </text:p>
          </table:table-cell>
          <table:table-cell office:value-type="string" calcext:value-type="string">
            <text:p>1838 ID</text:p>
          </table:table-cell>
          <table:table-cell office:value-type="string" calcext:value-type="string">
            <text:p>dcterms:title </text:p>
          </table:table-cell>
          <table:table-cell office:value-type="string" calcext:value-type="string">
            <text:p>foaf:firstName </text:p>
          </table:table-cell>
          <table:table-cell office:value-type="string" calcext:value-type="string">
            <text:p>foaf:lastName </text:p>
          </table:table-cell>
          <table:table-cell office:value-type="string" calcext:value-type="string">
            <text:p>foaf:status </text:p>
          </table:table-cell>
          <table:table-cell office:value-type="string" calcext:value-type="string">
            <text:p>schema:foundingDate </text:p>
          </table:table-cell>
          <table:table-cell office:value-type="string" calcext:value-type="string">
            <text:p>Date type</text:p>
          </table:table-cell>
          <table:table-cell table:style-name="Default" office:value-type="string" calcext:value-type="string">
            <text:p>bio:birth </text:p>
          </table:table-cell>
          <table:table-cell office:value-type="string" calcext:value-type="string">
            <text:p>bio:death </text:p>
          </table:table-cell>
          <table:table-cell office:value-type="string" calcext:value-type="string">
            <text:p>dcterms:description </text:p>
          </table:table-cell>
          <table:table-cell office:value-type="string" calcext:value-type="string">
            <text:p>bio:age</text:p>
          </table:table-cell>
          <table:table-cell office:value-type="string" calcext:value-type="string">
            <text:p>child of 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tionship:childOf </text:p>
          </table:table-cell>
          <table:table-cell office:value-type="string" calcext:value-type="string">
            <text:p>child of <text:s/>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chema:homeLocation 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schema:buyer</text:p>
          </table:table-cell>
          <table:table-cell office:value-type="string" calcext:value-type="string">
            <text:p>dcterms:isReferencedBy </text:p>
          </table:table-cell>
          <table:table-cell table:number-columns-repeated="1002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table:style-name="ce1" office:value-type="float" office:value="4069" calcext:value-type="float">
            <text:p>406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string" calcext:value-type="string">
            <text:p>Garvis</text:p>
          </table:table-cell>
          <table:table-cell table:style-name="ce1"/>
          <table:table-cell table:style-name="ce1" office:value-type="string" calcext:value-type="string">
            <text:p>enslaved</text:p>
          </table:table-cell>
          <table:table-cell table:style-name="ce1"/>
          <table:table-cell table:style-name="ce1" office:value-type="string" calcext:value-type="string">
            <text:p>inventory</text:p>
          </table:table-cell>
          <table:table-cell table:style-name="ce3" office:value-type="string" calcext:value-type="string">
            <text:p>1778-01-01</text:p>
          </table:table-cell>
          <table:table-cell table:style-name="ce1"/>
          <table:table-cell table:style-name="ce1" office:value-type="string" calcext:value-type="string">
            <text:p>married off (Charles or Jarvis in bill of sale)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5"/>
          <table:table-cell table:style-name="ce1" office:value-type="string" calcext:value-type="string">
            <text:p>White Marsh</text:p>
          </table:table-cell>
          <table:table-cell table:style-name="ce1" office:value-type="string" calcext:value-type="string">
            <text:p>Henry Johnson</text:p>
          </table:table-cell>
          <table:table-cell table:style-name="ce1"/>
          <table:table-cell table:style-name="ce1" office:value-type="string" calcext:value-type="string">
            <text:p>http://slaveryarchive.georgetown.edu/items/show/14</text:p>
          </table:table-cell>
          <table:table-cell table:style-name="ce1" table:number-columns-repeated="1002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4091" calcext:value-type="float">
            <text:p>409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elly (Hawkins) Adamy</text:p>
          </table:table-cell>
          <table:table-cell table:style-name="ce2" office:value-type="string" calcext:value-type="string">
            <text:p>Nelly</text:p>
          </table:table-cell>
          <table:table-cell table:style-name="ce2" office:value-type="string" calcext:value-type="string">
            <text:p>Adam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00-01-0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<text:s/>F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arles Hawkin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89-01-01</text:p>
          </table:table-cell>
          <table:table-cell table:style-name="ce2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<text:s text:c="2"/>surname inferred from bill of sale (64) by family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F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4112" calcext:value-type="float">
            <text:p>411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string" calcext:value-type="string">
            <text:p>Simon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8-01-01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58" calcext:value-type="float">
            <text:p>1758</text:p>
          </table:table-cell>
          <table:table-cell table:style-name="ce2" office:value-type="float" office:value="4113" calcext:value-type="float">
            <text:p>411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Ned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3-01-01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string" calcext:value-type="string">
            <text:p>H7</text:p>
          </table:table-cell>
          <table:table-cell table:style-name="ce2" office:value-type="string" calcext:value-type="string">
            <text:p>F6</text:p>
          </table:table-cell>
          <table:table-cell table:style-name="ce2" table:number-columns-repeated="2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4114" calcext:value-type="float">
            <text:p>41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Rachel 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5-01-01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string" calcext:value-type="string">
            <text:p>Billy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8-01-01</text:p>
          </table:table-cell>
          <table:table-cell table:style-name="ce2"/>
          <table:table-cell table:style-name="ce2" office:value-type="string" calcext:value-type="string">
            <text:p>Married off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F6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4121" calcext:value-type="float">
            <text:p>41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ally</text:p>
          </table:table-cell>
          <table:table-cell table:style-name="ce2" office:value-type="string" calcext:value-type="string">
            <text:p>Sally (#1)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78-01-01</text:p>
          </table:table-cell>
          <table:table-cell table:style-name="ce2" table:number-columns-repeated="2"/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string" calcext:value-type="string">
            <text:p>H6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4133" calcext:value-type="float">
            <text:p>41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rnelius (Hawkins)</text:p>
          </table:table-cell>
          <table:table-cell table:style-name="ce2" office:value-type="string" calcext:value-type="string">
            <text:p>Cornelius</text:p>
          </table:table-cell>
          <table:table-cell table:style-name="ce2" office:value-type="string" calcext:value-type="string">
            <text:p>Adam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5-01-01</text:p>
          </table:table-cell>
          <table:table-cell table:style-name="ce2"/>
          <table:table-cell table:style-name="ce2" office:value-type="string" calcext:value-type="string">
            <text:p>surname inferred from bill of sale by family; son of Nelly, not Patick and Letty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F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4137" calcext:value-type="float">
            <text:p>41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Louisa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4-01-01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655" calcext:value-type="float">
            <text:p>1655</text:p>
          </table:table-cell>
          <table:table-cell table:style-name="ce2" office:value-type="float" office:value="4154" calcext:value-type="float">
            <text:p>4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saac Hawkins, I </text:p>
          </table:table-cell>
          <table:table-cell table:style-name="ce2" office:value-type="string" calcext:value-type="string">
            <text:p>Isaac (#1)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73-01-01</text:p>
          </table:table-cell>
          <table:table-cell table:style-name="ce2"/>
          <table:table-cell table:style-name="ce2" office:value-type="string" calcext:value-type="string">
            <text:p>surname inferred from bill of sale (64) by family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string" calcext:value-type="string">
            <text:p>H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2" office:value-type="float" office:value="4158" calcext:value-type="float">
            <text:p>415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rancis Hawkins</text:p>
          </table:table-cell>
          <table:table-cell table:style-name="ce2" office:value-type="string" calcext:value-type="string">
            <text:p>Francis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6-01-01</text:p>
          </table:table-cell>
          <table:table-cell table:style-name="ce2"/>
          <table:table-cell table:style-name="ce2" office:value-type="string" calcext:value-type="string">
            <text:p>surname inferred from bill of sale by family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F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774" calcext:value-type="float">
            <text:p>1774</text:p>
          </table:table-cell>
          <table:table-cell table:style-name="ce2" office:value-type="float" office:value="4159" calcext:value-type="float">
            <text:p>41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trick Hawkins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03-01-01</text:p>
          </table:table-cell>
          <table:table-cell table:style-name="ce2"/>
          <table:table-cell table:style-name="ce2" office:value-type="string" calcext:value-type="string">
            <text:p>Surname from bill of sale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H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4160" calcext:value-type="float">
            <text:p>4160</text:p>
          </table:table-cell>
          <table:table-cell table:style-name="ce2"/>
          <table:table-cell table:style-name="ce2" office:value-type="string" calcext:value-type="string">
            <text:p>[Kitty Hawkins]</text:p>
          </table:table-cell>
          <table:table-cell table:style-name="ce2" office:value-type="string" calcext:value-type="string">
            <text:p>Kitty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 table:number-columns-repeated="4"/>
          <table:table-cell table:style-name="ce2" office:value-type="string" calcext:value-type="string">
            <text:p>first wife of Patrick, mother of Francis and Susan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4168" calcext:value-type="float">
            <text:p>416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usan Hawkins</text:p>
          </table:table-cell>
          <table:table-cell table:style-name="ce2" office:value-type="string" calcext:value-type="string">
            <text:p>Susan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8-01-01</text:p>
          </table:table-cell>
          <table:table-cell table:style-name="ce2"/>
          <table:table-cell table:style-name="ce2" office:value-type="string" calcext:value-type="string">
            <text:p>surname inferred from bill of sale by family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<text:s/>F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4172" calcext:value-type="float">
            <text:p>4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ecilia (Hawkins) Adamy</text:p>
          </table:table-cell>
          <table:table-cell table:style-name="ce2" office:value-type="string" calcext:value-type="string">
            <text:p>Cecilia</text:p>
          </table:table-cell>
          <table:table-cell table:style-name="ce2" office:value-type="string" calcext:value-type="string">
            <text:p>Adam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0-01-01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Martha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8-01-01</text:p>
          </table:table-cell>
          <table:table-cell table:style-name="ce2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<text:s text:c="2"/>age listed as 11 in bill of sale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F14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782" calcext:value-type="float">
            <text:p>1782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arriet</text:p>
          </table:table-cell>
          <table:table-cell table:style-name="ce2" office:value-type="string" calcext:value-type="string">
            <text:p>xHarrie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5-01-01</text:p>
          </table:table-cell>
          <table:table-cell table:style-name="ce2"/>
          <table:table-cell table:style-name="ce2" office:value-type="string" calcext:value-type="string">
            <text:p>married to freeman (James Queen)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string" calcext:value-type="string">
            <text:p>H14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4185" calcext:value-type="float">
            <text:p>4185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" table:style-name="ce2" office:value-type="string" calcext:value-type="string">
            <text:p>Regis [strike through]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0-01-01</text:p>
          </table:table-cell>
          <table:table-cell table:style-name="ce2"/>
          <table:table-cell table:style-name="ce2" office:value-type="string" calcext:value-type="string">
            <text:p>carpenter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5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067" calcext:value-type="float">
            <text:p>2067</text:p>
          </table:table-cell>
          <table:table-cell table:style-name="ce2" office:value-type="float" office:value="4191" calcext:value-type="float">
            <text:p>419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Kitty Hawkins</text:p>
          </table:table-cell>
          <table:table-cell table:style-name="ce2" office:value-type="string" calcext:value-type="string">
            <text:p>Kitty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0-01-01</text:p>
          </table:table-cell>
          <table:table-cell table:style-name="ce2"/>
          <table:table-cell table:style-name="ce2" office:value-type="string" calcext:value-type="string">
            <text:p>surname inferred from bill of sale (64) by family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F5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4193" calcext:value-type="float">
            <text:p>419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saac Hawkins, II</text:p>
          </table:table-cell>
          <table:table-cell table:style-name="ce2" office:value-type="string" calcext:value-type="string">
            <text:p>Isaac (#2)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2-01-01</text:p>
          </table:table-cell>
          <table:table-cell table:style-name="ce2"/>
          <table:table-cell table:style-name="ce2" office:value-type="string" calcext:value-type="string">
            <text:p>illegible</text:p>
          </table:table-cell>
          <table:table-cell table:style-name="ce2" office:value-type="string" calcext:value-type="string">
            <text:p><text:s text:c="2"/>surname inferred from bill of sale (64) by family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<text:s/>F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2" office:value-type="float" office:value="4197" calcext:value-type="float">
            <text:p>419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thy (Hawkins) Adamy</text:p>
          </table:table-cell>
          <table:table-cell table:style-name="ce2" office:value-type="string" calcext:value-type="string">
            <text:p>Ruthy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2-01-01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4198" calcext:value-type="float">
            <text:p>419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ancy </text:p>
          </table:table-cell>
          <table:table-cell table:style-name="ce2" office:value-type="string" calcext:value-type="string">
            <text:p>Nancy Ann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3-01-01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18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789" calcext:value-type="float">
            <text:p>1789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 table:style-name="ce2" office:value-type="string" calcext:value-type="string">
            <text:p>Minty</text:p>
          </table:table-cell>
          <table:table-cell table:style-name="ce2" office:value-type="string" calcext:value-type="string">
            <text:p>Queen William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2-01-01</text:p>
          </table:table-cell>
          <table:table-cell table:style-name="ce2"/>
          <table:table-cell table:style-name="ce2" office:value-type="string" calcext:value-type="string">
            <text:p>married to freeman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H18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4202" calcext:value-type="float">
            <text:p>42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ustin Hawkins</text:p>
          </table:table-cell>
          <table:table-cell table:style-name="ce2" office:value-type="string" calcext:value-type="string">
            <text:p>Austin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2-01-01</text:p>
          </table:table-cell>
          <table:table-cell table:style-name="ce2"/>
          <table:table-cell table:style-name="ce2" office:value-type="string" calcext:value-type="string">
            <text:p>surname inferred from bill of sale (64) by family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F5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4204" calcext:value-type="float">
            <text:p>420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artha (Queen)</text:p>
          </table:table-cell>
          <table:table-cell table:style-name="ce2" office:value-type="string" calcext:value-type="string">
            <text:p>Martha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3-01-01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1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2" office:value-type="float" office:value="4205" calcext:value-type="float">
            <text:p>420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lly Queen</text:p>
          </table:table-cell>
          <table:table-cell table:style-name="ce2" office:value-type="string" calcext:value-type="string">
            <text:p>Sally (#2)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4-01-01</text:p>
          </table:table-cell>
          <table:table-cell table:style-name="ce2" table:number-columns-repeated="2"/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F1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4213" calcext:value-type="float">
            <text:p>421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Richard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00-01-0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string" calcext:value-type="string">
            <text:p>H16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004" calcext:value-type="float">
            <text:p>8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nny (Hawkins) Adamy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Adamy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8008" calcext:value-type="float">
            <text:p>8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 Hawkin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surname inferred from bill of sale by marriage</text:p>
          </table:table-cell>
          <table:table-cell office:value-type="string" calcext:value-type="string">
            <text:p><text:s text:c="2"/>listed with Martha (1)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8012" calcext:value-type="float">
            <text:p>8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 Hawkin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8013" calcext:value-type="float">
            <text:p>8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 Hawkin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8014" calcext:value-type="float">
            <text:p>8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 Hawkins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8015" calcext:value-type="float">
            <text:p>8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 Hawkin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8016" calcext:value-type="float">
            <text:p>8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 Hawkin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<text:s/>F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4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8017" calcext:value-type="float">
            <text:p>8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ia Hawkins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8018" calcext:value-type="float">
            <text:p>8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san Hawkins</text:p>
          </table:table-cell>
          <table:table-cell office:value-type="string" calcext:value-type="string">
            <text:p>Susan (#2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8019" calcext:value-type="float">
            <text:p>8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rge Hawkin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8023" calcext:value-type="float">
            <text:p>80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aac Hawkins, III</text:p>
          </table:table-cell>
          <table:table-cell office:value-type="string" calcext:value-type="string">
            <text:p>Isaac (#3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024" calcext:value-type="float">
            <text:p>8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ias Hawkins</text:p>
          </table:table-cell>
          <table:table-cell office:value-type="string" calcext:value-type="string">
            <text:p>Elias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table:style-name="ce5" office:value-type="string" calcext:value-type="string">
            <text:p>1 1/6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8029" calcext:value-type="float">
            <text:p>802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nderso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8031" calcext:value-type="float">
            <text:p>80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d (#2)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8033" calcext:value-type="float">
            <text:p>80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lly (Harrison)</text:p>
          </table:table-cell>
          <table:table-cell office:value-type="string" calcext:value-type="string">
            <text:p>Nelly (#2)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Might be Nelly Harrison (50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034" calcext:value-type="float">
            <text:p>80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hn (Harrison)</text:p>
          </table:table-cell>
          <table:table-cell office:value-type="string" calcext:value-type="string">
            <text:p>John (#1)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Age 6 in bill of sale</text:p>
          </table:table-cell>
          <table:table-cell office:value-type="string" calcext:value-type="string">
            <text:p><text:s text:c="2"/>surname inferred from fami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8035" calcext:value-type="float">
            <text:p>80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John (#2)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shoemak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8036" calcext:value-type="float">
            <text:p>80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8037" calcext:value-type="float">
            <text:p>80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trick </text:p>
          </table:table-cell>
          <table:table-cell office:value-type="string" calcext:value-type="string">
            <text:p>Patrick (#2)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8038" calcext:value-type="float">
            <text:p>803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harles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8040" calcext:value-type="float">
            <text:p>80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(Queen)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/>
          <table:table-cell office:value-type="string" calcext:value-type="string">
            <text:p>[illegible]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8041" calcext:value-type="float">
            <text:p>80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(Queen)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8042" calcext:value-type="float">
            <text:p>80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8043" calcext:value-type="float">
            <text:p>80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(Queen)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Mrs. Simsteed?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8045" calcext:value-type="float">
            <text:p>80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(Queen)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Listed as Harriet An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8046" calcext:value-type="float">
            <text:p>80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(Queen)</text:p>
          </table:table-cell>
          <table:table-cell office:value-type="string" calcext:value-type="string">
            <text:p>Sarah Ann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8047" calcext:value-type="float">
            <text:p>80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xNe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8048" calcext:value-type="float">
            <text:p>804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12</text:p>
          </table:table-cell>
          <table:table-cell office:value-type="string" calcext:value-type="string">
            <text:p>F11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8049" calcext:value-type="float">
            <text:p>80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xNe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/>
          <table:table-cell office:value-type="string" calcext:value-type="string">
            <text:p>Age listed as 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1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8050" calcext:value-type="float">
            <text:p>80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married freeman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11</text:p>
          </table:table-cell>
          <table:table-cell office:value-type="string" calcext:value-type="string">
            <text:p><text:s/>H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1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8051" calcext:value-type="float">
            <text:p>805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8052" calcext:value-type="float">
            <text:p>805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8053" calcext:value-type="float">
            <text:p>805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54" calcext:value-type="float">
            <text:p>805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8055" calcext:value-type="float">
            <text:p>805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056" calcext:value-type="float">
            <text:p>80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8057" calcext:value-type="float">
            <text:p>80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 Anne Digges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Digge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8058" calcext:value-type="float">
            <text:p>805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(an Idiot)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8059" calcext:value-type="float">
            <text:p>805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8061" calcext:value-type="float">
            <text:p>80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xElizabeth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8062" calcext:value-type="float">
            <text:p>80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 (Isaiah)</text:p>
          </table:table-cell>
          <table:table-cell office:value-type="string" calcext:value-type="string">
            <text:p>Iasai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8063" calcext:value-type="float">
            <text:p>806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Mary Ell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8064" calcext:value-type="float">
            <text:p>806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anc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8066" calcext:value-type="float">
            <text:p>806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Jemm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8067" calcext:value-type="float">
            <text:p>806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8068" calcext:value-type="float">
            <text:p>80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xAusti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069" calcext:value-type="float">
            <text:p>80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oph</text:p>
          </table:table-cell>
          <table:table-cell office:value-type="string" calcext:value-type="string">
            <text:p>xAdoph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8070" calcext:value-type="float">
            <text:p>807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8071" calcext:value-type="float">
            <text:p>807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Hariet An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8073" calcext:value-type="float">
            <text:p>807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Nancy [strike through]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4-01-01</text:p>
          </table:table-cell>
          <table:table-cell/>
          <table:table-cell office:value-type="string" calcext:value-type="string">
            <text:p>dead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8074" calcext:value-type="float">
            <text:p>807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Marger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8075" calcext:value-type="float">
            <text:p>80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ran away (sickly)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1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8078" calcext:value-type="float">
            <text:p>807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Mar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F1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080" calcext:value-type="float">
            <text:p>80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married to freewoman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8081" calcext:value-type="float">
            <text:p>80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x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8082" calcext:value-type="float">
            <text:p>808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/>
          <table:table-cell office:value-type="string" calcext:value-type="string">
            <text:p>William (Idiot) in bill of s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8083" calcext:value-type="float">
            <text:p>808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married to freema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8084" calcext:value-type="float">
            <text:p>808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Revid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Reverdy in bill of sal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8085" calcext:value-type="float">
            <text:p>808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Noble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8086" calcext:value-type="float">
            <text:p>808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8087" calcext:value-type="float">
            <text:p>808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age on bill of sale is 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8089" calcext:value-type="float">
            <text:p>808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5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8090" calcext:value-type="float">
            <text:p>809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5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8091" calcext:value-type="float">
            <text:p>809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age on bill of sale is 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5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 style:data-style-name="N2" text:time-value="21:10:11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4T21:10:44.337000000</dc:date>
    <meta:editing-duration>PT10M40S</meta:editing-duration>
    <meta:editing-cycles>2</meta:editing-cycles>
    <meta:generator>LibreOffice/5.4.5.1$Windows_X86_64 LibreOffice_project/79c9829dd5d8054ec39a82dc51cd9eff340dbee8</meta:generator>
    <meta:document-statistic meta:table-count="1" meta:cell-count="1312" meta:object-count="0"/>
  </office:meta>
</office:document-meta>
</file>